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ctificador_media_onda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_p [V]</text:p>
          </table:table-cell>
          <table:table-cell office:value-type="float" office:value="13.2" calcext:value-type="float">
            <text:p>1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_RMS [V]</text:p>
          </table:table-cell>
          <table:table-cell table:formula="of:=[.B1]/2"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R [kohm]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alores entrada</text:p>
          </table:table-cell>
          <table:table-cell/>
        </table:table-row>
        <table:table-row table:style-name="ro1">
          <table:table-cell office:value-type="string" calcext:value-type="string">
            <text:p>V_dc</text:p>
          </table:table-cell>
          <table:table-cell table:formula="of:=[.B1]/PI()" office:value-type="float" office:value="4.20169049762604" calcext:value-type="float">
            <text:p>4.20169049762604</text:p>
          </table:table-cell>
          <table:table-cell table:number-columns-repeated="5"/>
          <table:table-cell office:value-type="string" calcext:value-type="string">
            <text:p>V_p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_rms</text:p>
          </table:table-cell>
          <table:table-cell office:value-type="float" office:value="10.35" calcext:value-type="float">
            <text:p>10.35</text:p>
          </table:table-cell>
        </table:table-row>
      </table:table>
      <table:table table:name="rectificador_onda_complet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p [V]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V_RMS [V]</text:p>
          </table:table-cell>
          <table:table-cell table:formula="of:=[.B1]/2"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V_dc</text:p>
          </table:table-cell>
          <table:table-cell table:formula="of:=[.B1]/PI()" office:value-type="float" office:value="4.42450741795469" calcext:value-type="float">
            <text:p>4.42450741795469</text:p>
          </table:table-cell>
        </table:table-row>
      </table:table>
      <table:table table:name="puente_rectificado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p [V]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V_RMS [V]</text:p>
          </table:table-cell>
          <table:table-cell table:formula="of:=[.B1]/2" office:value-type="float" office:value="6.45" calcext:value-type="float">
            <text:p>6.45</text:p>
          </table:table-cell>
        </table:table-row>
        <table:table-row table:style-name="ro1">
          <table:table-cell office:value-type="string" calcext:value-type="string">
            <text:p>V_dc</text:p>
          </table:table-cell>
          <table:table-cell table:formula="of:=[.B1]/PI()" office:value-type="float" office:value="4.1061975317709" calcext:value-type="float">
            <text:p>4.10619753177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9:19:00.960410056</meta:creation-date>
    <dc:date>2023-09-28T16:31:53.053089914</dc:date>
    <meta:editing-duration>PT7H12M57S</meta:editing-duration>
    <meta:editing-cycles>1</meta:editing-cycles>
    <meta:document-statistic meta:table-count="3" meta:cell-count="25" meta:object-count="0"/>
    <meta:generator>LibreOffice/7.5.5.2$Linux_X86_64 LibreOffice_project/50$Build-2</meta:generator>
  </office:meta>
</office:document-meta>
</file>